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1" office:value-type="string" calcext:value-type="string">
            <text:p>d =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região_A</text:p>
          </table:table-cell>
          <table:table-cell/>
          <table:table-cell table:style-name="ce1" office:value-type="string" calcext:value-type="string">
            <text:p>região_A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G/max</text:p>
          </table:table-cell>
          <table:table-cell/>
          <table:table-cell table:style-name="ce1" office:value-type="string" calcext:value-type="string">
            <text:p>Distância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92.8" calcext:value-type="float">
            <text:p>192.8</text:p>
          </table:table-cell>
          <table:table-cell table:style-name="ce1" office:value-type="float" office:value="81.8" calcext:value-type="float">
            <text:p>81.8</text:p>
          </table:table-cell>
          <table:table-cell table:style-name="ce1" office:value-type="float" office:value="111.1" calcext:value-type="float">
            <text:p>111.1</text:p>
          </table:table-cell>
          <table:table-cell table:style-name="ce2" table:formula="of:=[.D7]/235" office:value-type="float" office:value="0.820425531914894" calcext:value-type="float">
            <text:p>0.820425531914894</text:p>
          </table:table-cell>
          <table:table-cell/>
          <table:table-cell table:style-name="ce2" table:formula="of:=SQRT(([.D7]-234.7)^2 + ([.E7]-24.7)^2 + ([.F7]-156.5)^2)" office:value-type="float" office:value="84.1259769631236" calcext:value-type="float">
            <text:p>84.1259769631236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193.1" calcext:value-type="float">
            <text:p>193.1</text:p>
          </table:table-cell>
          <table:table-cell table:style-name="ce1" office:value-type="float" office:value="80.9" calcext:value-type="float">
            <text:p>80.9</text:p>
          </table:table-cell>
          <table:table-cell table:style-name="ce1" office:value-type="float" office:value="111" calcext:value-type="float">
            <text:p>111</text:p>
          </table:table-cell>
          <table:table-cell table:style-name="ce2" table:formula="of:=[.D8]/235" office:value-type="float" office:value="0.821702127659574" calcext:value-type="float">
            <text:p>0.821702127659574</text:p>
          </table:table-cell>
          <table:table-cell/>
          <table:table-cell table:style-name="ce2" table:formula="of:=SQRT(([.D8]-234.7)^2 + ([.E8]-24.7)^2 + ([.F8]-156.5)^2)" office:value-type="float" office:value="83.422119368906" calcext:value-type="float">
            <text:p>83.422119368906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067" calcext:value-type="float">
            <text:p>0.067</text:p>
          </table:table-cell>
          <table:table-cell table:style-name="ce1" office:value-type="float" office:value="193.4" calcext:value-type="float">
            <text:p>193.4</text:p>
          </table:table-cell>
          <table:table-cell table:style-name="ce1" office:value-type="float" office:value="81.5" calcext:value-type="float">
            <text:p>81.5</text:p>
          </table:table-cell>
          <table:table-cell table:style-name="ce1" office:value-type="float" office:value="113.2" calcext:value-type="float">
            <text:p>113.2</text:p>
          </table:table-cell>
          <table:table-cell table:style-name="ce2" table:formula="of:=[.D9]/235" office:value-type="float" office:value="0.822978723404255" calcext:value-type="float">
            <text:p>0.822978723404255</text:p>
          </table:table-cell>
          <table:table-cell/>
          <table:table-cell table:style-name="ce2" table:formula="of:=SQRT(([.D9]-234.7)^2 + ([.E9]-24.7)^2 + ([.F9]-156.5)^2)" office:value-type="float" office:value="82.503454473131" calcext:value-type="float">
            <text:p>82.50345447313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93.8" calcext:value-type="float">
            <text:p>193.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14.9" calcext:value-type="float">
            <text:p>114.9</text:p>
          </table:table-cell>
          <table:table-cell table:style-name="ce2" table:formula="of:=[.D10]/235" office:value-type="float" office:value="0.82468085106383" calcext:value-type="float">
            <text:p>0.82468085106383</text:p>
          </table:table-cell>
          <table:table-cell/>
          <table:table-cell table:style-name="ce2" table:formula="of:=SQRT(([.D10]-234.7)^2 + ([.E10]-24.7)^2 + ([.F10]-156.5)^2)" office:value-type="float" office:value="80.3832072015045" calcext:value-type="float">
            <text:p>80.3832072015045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195.4" calcext:value-type="float">
            <text:p>195.4</text:p>
          </table:table-cell>
          <table:table-cell table:style-name="ce1" office:value-type="float" office:value="78.1" calcext:value-type="float">
            <text:p>78.1</text:p>
          </table:table-cell>
          <table:table-cell table:style-name="ce1" office:value-type="float" office:value="116.8" calcext:value-type="float">
            <text:p>116.8</text:p>
          </table:table-cell>
          <table:table-cell table:style-name="ce2" table:formula="of:=[.D11]/235" office:value-type="float" office:value="0.831489361702128" calcext:value-type="float">
            <text:p>0.831489361702128</text:p>
          </table:table-cell>
          <table:table-cell/>
          <table:table-cell table:style-name="ce2" table:formula="of:=SQRT(([.D11]-234.7)^2 + ([.E11]-24.7)^2 + ([.F11]-156.5)^2)" office:value-type="float" office:value="77.2796221522854" calcext:value-type="float">
            <text:p>77.2796221522854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75.7" calcext:value-type="float">
            <text:p>75.7</text:p>
          </table:table-cell>
          <table:table-cell table:style-name="ce1" office:value-type="float" office:value="118.5" calcext:value-type="float">
            <text:p>118.5</text:p>
          </table:table-cell>
          <table:table-cell table:style-name="ce2" table:formula="of:=[.D12]/235" office:value-type="float" office:value="0.838297872340426" calcext:value-type="float">
            <text:p>0.838297872340426</text:p>
          </table:table-cell>
          <table:table-cell/>
          <table:table-cell table:style-name="ce2" table:formula="of:=SQRT(([.D12]-234.7)^2 + ([.E12]-24.7)^2 + ([.F12]-156.5)^2)" office:value-type="float" office:value="73.9343627821326" calcext:value-type="float">
            <text:p>73.9343627821326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72.1" calcext:value-type="float">
            <text:p>72.1</text:p>
          </table:table-cell>
          <table:table-cell table:style-name="ce1" office:value-type="float" office:value="120.2" calcext:value-type="float">
            <text:p>120.2</text:p>
          </table:table-cell>
          <table:table-cell table:style-name="ce2" table:formula="of:=[.D13]/235" office:value-type="float" office:value="0.846808510638298" calcext:value-type="float">
            <text:p>0.846808510638298</text:p>
          </table:table-cell>
          <table:table-cell/>
          <table:table-cell table:style-name="ce2" table:formula="of:=SQRT(([.D13]-234.7)^2 + ([.E13]-24.7)^2 + ([.F13]-156.5)^2)" office:value-type="float" office:value="69.5624898921825" calcext:value-type="float">
            <text:p>69.5624898921825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200.7" calcext:value-type="float">
            <text:p>200.7</text:p>
          </table:table-cell>
          <table:table-cell table:style-name="ce1" office:value-type="float" office:value="68.6" calcext:value-type="float">
            <text:p>68.6</text:p>
          </table:table-cell>
          <table:table-cell table:style-name="ce1" office:value-type="float" office:value="122" calcext:value-type="float">
            <text:p>122</text:p>
          </table:table-cell>
          <table:table-cell table:style-name="ce2" table:formula="of:=[.D14]/235" office:value-type="float" office:value="0.854042553191489" calcext:value-type="float">
            <text:p>0.854042553191489</text:p>
          </table:table-cell>
          <table:table-cell/>
          <table:table-cell table:style-name="ce2" table:formula="of:=SQRT(([.D14]-234.7)^2 + ([.E14]-24.7)^2 + ([.F14]-156.5)^2)" office:value-type="float" office:value="65.371706417991" calcext:value-type="float">
            <text:p>65.37170641799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267" calcext:value-type="float">
            <text:p>0.267</text:p>
          </table:table-cell>
          <table:table-cell table:style-name="ce1" office:value-type="float" office:value="203.6" calcext:value-type="float">
            <text:p>203.6</text:p>
          </table:table-cell>
          <table:table-cell table:style-name="ce1" office:value-type="float" office:value="64.7" calcext:value-type="float">
            <text:p>64.7</text:p>
          </table:table-cell>
          <table:table-cell table:style-name="ce1" office:value-type="float" office:value="124.8" calcext:value-type="float">
            <text:p>124.8</text:p>
          </table:table-cell>
          <table:table-cell table:style-name="ce2" table:formula="of:=[.D15]/235" office:value-type="float" office:value="0.866382978723404" calcext:value-type="float">
            <text:p>0.866382978723404</text:p>
          </table:table-cell>
          <table:table-cell/>
          <table:table-cell table:style-name="ce2" table:formula="of:=SQRT(([.D15]-234.7)^2 + ([.E15]-24.7)^2 + ([.F15]-156.5)^2)" office:value-type="float" office:value="59.7670477771824" calcext:value-type="float">
            <text:p>59.7670477771824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206.7" calcext:value-type="float">
            <text:p>206.7</text:p>
          </table:table-cell>
          <table:table-cell table:style-name="ce1" office:value-type="float" office:value="60.3" calcext:value-type="float">
            <text:p>60.3</text:p>
          </table:table-cell>
          <table:table-cell table:style-name="ce1" office:value-type="float" office:value="128.5" calcext:value-type="float">
            <text:p>128.5</text:p>
          </table:table-cell>
          <table:table-cell table:style-name="ce2" table:formula="of:=[.D16]/235" office:value-type="float" office:value="0.879574468085106" calcext:value-type="float">
            <text:p>0.879574468085106</text:p>
          </table:table-cell>
          <table:table-cell/>
          <table:table-cell table:style-name="ce2" table:formula="of:=SQRT(([.D16]-234.7)^2 + ([.E16]-24.7)^2 + ([.F16]-156.5)^2)" office:value-type="float" office:value="53.2480985576011" calcext:value-type="float">
            <text:p>53.248098557601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333" calcext:value-type="float">
            <text:p>0.333</text:p>
          </table:table-cell>
          <table:table-cell table:style-name="ce1" office:value-type="float" office:value="209.5" calcext:value-type="float">
            <text:p>209.5</text:p>
          </table:table-cell>
          <table:table-cell table:style-name="ce1" office:value-type="float" office:value="56.1" calcext:value-type="float">
            <text:p>56.1</text:p>
          </table:table-cell>
          <table:table-cell table:style-name="ce1" office:value-type="float" office:value="131.7" calcext:value-type="float">
            <text:p>131.7</text:p>
          </table:table-cell>
          <table:table-cell table:style-name="ce2" table:formula="of:=[.D17]/235" office:value-type="float" office:value="0.891489361702128" calcext:value-type="float">
            <text:p>0.891489361702128</text:p>
          </table:table-cell>
          <table:table-cell/>
          <table:table-cell table:style-name="ce2" table:formula="of:=SQRT(([.D17]-234.7)^2 + ([.E17]-24.7)^2 + ([.F17]-156.5)^2)" office:value-type="float" office:value="47.2867846231904" calcext:value-type="float">
            <text:p>47.2867846231904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212.4" calcext:value-type="float">
            <text:p>212.4</text:p>
          </table:table-cell>
          <table:table-cell table:style-name="ce1" office:value-type="float" office:value="51.9" calcext:value-type="float">
            <text:p>51.9</text:p>
          </table:table-cell>
          <table:table-cell table:style-name="ce1" office:value-type="float" office:value="134.7" calcext:value-type="float">
            <text:p>134.7</text:p>
          </table:table-cell>
          <table:table-cell table:style-name="ce2" table:formula="of:=[.D18]/235" office:value-type="float" office:value="0.903829787234043" calcext:value-type="float">
            <text:p>0.903829787234043</text:p>
          </table:table-cell>
          <table:table-cell/>
          <table:table-cell table:style-name="ce2" table:formula="of:=SQRT(([.D18]-234.7)^2 + ([.E18]-24.7)^2 + ([.F18]-156.5)^2)" office:value-type="float" office:value="41.3807926458641" calcext:value-type="float">
            <text:p>41.380792645864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215.4" calcext:value-type="float">
            <text:p>215.4</text:p>
          </table:table-cell>
          <table:table-cell table:style-name="ce1" office:value-type="float" office:value="47.4" calcext:value-type="float">
            <text:p>47.4</text:p>
          </table:table-cell>
          <table:table-cell table:style-name="ce1" office:value-type="float" office:value="137.6" calcext:value-type="float">
            <text:p>137.6</text:p>
          </table:table-cell>
          <table:table-cell table:style-name="ce2" table:formula="of:=[.D19]/235" office:value-type="float" office:value="0.916595744680851" calcext:value-type="float">
            <text:p>0.916595744680851</text:p>
          </table:table-cell>
          <table:table-cell/>
          <table:table-cell table:style-name="ce2" table:formula="of:=SQRT(([.D19]-234.7)^2 + ([.E19]-24.7)^2 + ([.F19]-156.5)^2)" office:value-type="float" office:value="35.2844158234198" calcext:value-type="float">
            <text:p>35.2844158234198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433" calcext:value-type="float">
            <text:p>0.433</text:p>
          </table:table-cell>
          <table:table-cell table:style-name="ce1" office:value-type="float" office:value="218.4" calcext:value-type="float">
            <text:p>218.4</text:p>
          </table:table-cell>
          <table:table-cell table:style-name="ce1" office:value-type="float" office:value="43.6" calcext:value-type="float">
            <text:p>43.6</text:p>
          </table:table-cell>
          <table:table-cell table:style-name="ce1" office:value-type="float" office:value="140.5" calcext:value-type="float">
            <text:p>140.5</text:p>
          </table:table-cell>
          <table:table-cell table:style-name="ce2" table:formula="of:=[.D20]/235" office:value-type="float" office:value="0.92936170212766" calcext:value-type="float">
            <text:p>0.92936170212766</text:p>
          </table:table-cell>
          <table:table-cell/>
          <table:table-cell table:style-name="ce2" table:formula="of:=SQRT(([.D20]-234.7)^2 + ([.E20]-24.7)^2 + ([.F20]-156.5)^2)" office:value-type="float" office:value="29.6462476546358" calcext:value-type="float">
            <text:p>29.6462476546358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221.2" calcext:value-type="float">
            <text:p>221.2</text:p>
          </table:table-cell>
          <table:table-cell table:style-name="ce1" office:value-type="float" office:value="39.5" calcext:value-type="float">
            <text:p>39.5</text:p>
          </table:table-cell>
          <table:table-cell table:style-name="ce1" office:value-type="float" office:value="143.1" calcext:value-type="float">
            <text:p>143.1</text:p>
          </table:table-cell>
          <table:table-cell table:style-name="ce2" table:formula="of:=[.D21]/235" office:value-type="float" office:value="0.941276595744681" calcext:value-type="float">
            <text:p>0.941276595744681</text:p>
          </table:table-cell>
          <table:table-cell/>
          <table:table-cell table:style-name="ce2" table:formula="of:=SQRT(([.D21]-234.7)^2 + ([.E21]-24.7)^2 + ([.F21]-156.5)^2)" office:value-type="float" office:value="24.1008298612309" calcext:value-type="float">
            <text:p>24.1008298612309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23.8" calcext:value-type="float">
            <text:p>223.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5.7" calcext:value-type="float">
            <text:p>145.7</text:p>
          </table:table-cell>
          <table:table-cell table:style-name="ce2" table:formula="of:=[.D22]/235" office:value-type="float" office:value="0.952340425531915" calcext:value-type="float">
            <text:p>0.952340425531915</text:p>
          </table:table-cell>
          <table:table-cell/>
          <table:table-cell table:style-name="ce2" table:formula="of:=SQRT(([.D22]-234.7)^2 + ([.E22]-24.7)^2 + ([.F22]-156.5)^2)" office:value-type="float" office:value="19.0562325762465" calcext:value-type="float">
            <text:p>19.0562325762465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533" calcext:value-type="float">
            <text:p>0.533</text:p>
          </table:table-cell>
          <table:table-cell table:style-name="ce1" office:value-type="float" office:value="225.9" calcext:value-type="float">
            <text:p>225.9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148" calcext:value-type="float">
            <text:p>148</text:p>
          </table:table-cell>
          <table:table-cell table:style-name="ce2" table:formula="of:=[.D23]/235" office:value-type="float" office:value="0.961276595744681" calcext:value-type="float">
            <text:p>0.961276595744681</text:p>
          </table:table-cell>
          <table:table-cell/>
          <table:table-cell table:style-name="ce2" table:formula="of:=SQRT(([.D23]-234.7)^2 + ([.E23]-24.7)^2 + ([.F23]-156.5)^2)" office:value-type="float" office:value="14.8976508215222" calcext:value-type="float">
            <text:p>14.8976508215222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567" calcext:value-type="float">
            <text:p>0.567</text:p>
          </table:table-cell>
          <table:table-cell table:style-name="ce1" office:value-type="float" office:value="227.6" calcext:value-type="float">
            <text:p>227.6</text:p>
          </table:table-cell>
          <table:table-cell table:style-name="ce1" office:value-type="float" office:value="31.3" calcext:value-type="float">
            <text:p>31.3</text:p>
          </table:table-cell>
          <table:table-cell table:style-name="ce1" office:value-type="float" office:value="149.8" calcext:value-type="float">
            <text:p>149.8</text:p>
          </table:table-cell>
          <table:table-cell table:style-name="ce2" table:formula="of:=[.D24]/235" office:value-type="float" office:value="0.968510638297872" calcext:value-type="float">
            <text:p>0.968510638297872</text:p>
          </table:table-cell>
          <table:table-cell/>
          <table:table-cell table:style-name="ce2" table:formula="of:=SQRT(([.D24]-234.7)^2 + ([.E24]-24.7)^2 + ([.F24]-156.5)^2)" office:value-type="float" office:value="11.7838873042812" calcext:value-type="float">
            <text:p>11.7838873042812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228.9" calcext:value-type="float">
            <text:p>228.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1.3" calcext:value-type="float">
            <text:p>151.3</text:p>
          </table:table-cell>
          <table:table-cell table:style-name="ce2" table:formula="of:=[.D25]/235" office:value-type="float" office:value="0.974042553191489" calcext:value-type="float">
            <text:p>0.974042553191489</text:p>
          </table:table-cell>
          <table:table-cell/>
          <table:table-cell table:style-name="ce2" table:formula="of:=SQRT(([.D25]-234.7)^2 + ([.E25]-24.7)^2 + ([.F25]-156.5)^2)" office:value-type="float" office:value="9.42178327069773" calcext:value-type="float">
            <text:p>9.42178327069773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633" calcext:value-type="float">
            <text:p>0.633</text:p>
          </table:table-cell>
          <table:table-cell table:style-name="ce1" office:value-type="float" office:value="229.9" calcext:value-type="float">
            <text:p>229.9</text:p>
          </table:table-cell>
          <table:table-cell table:style-name="ce1" office:value-type="float" office:value="28.9" calcext:value-type="float">
            <text:p>28.9</text:p>
          </table:table-cell>
          <table:table-cell table:style-name="ce1" office:value-type="float" office:value="152.2" calcext:value-type="float">
            <text:p>152.2</text:p>
          </table:table-cell>
          <table:table-cell table:style-name="ce2" table:formula="of:=[.D26]/235" office:value-type="float" office:value="0.978297872340426" calcext:value-type="float">
            <text:p>0.978297872340426</text:p>
          </table:table-cell>
          <table:table-cell/>
          <table:table-cell table:style-name="ce2" table:formula="of:=SQRT(([.D26]-234.7)^2 + ([.E26]-24.7)^2 + ([.F26]-156.5)^2)" office:value-type="float" office:value="7.69220384545287" calcext:value-type="float">
            <text:p>7.69220384545287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230.7" calcext:value-type="float">
            <text:p>230.7</text:p>
          </table:table-cell>
          <table:table-cell table:style-name="ce1" office:value-type="float" office:value="27.8" calcext:value-type="float">
            <text:p>27.8</text:p>
          </table:table-cell>
          <table:table-cell table:style-name="ce1" office:value-type="float" office:value="153" calcext:value-type="float">
            <text:p>153</text:p>
          </table:table-cell>
          <table:table-cell table:style-name="ce2" table:formula="of:=[.D27]/235" office:value-type="float" office:value="0.981702127659574" calcext:value-type="float">
            <text:p>0.981702127659574</text:p>
          </table:table-cell>
          <table:table-cell/>
          <table:table-cell table:style-name="ce2" table:formula="of:=SQRT(([.D27]-234.7)^2 + ([.E27]-24.7)^2 + ([.F27]-156.5)^2)" office:value-type="float" office:value="6.15304802516607" calcext:value-type="float">
            <text:p>6.15304802516607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231.5" calcext:value-type="float">
            <text:p>231.5</text:p>
          </table:table-cell>
          <table:table-cell table:style-name="ce1" office:value-type="float" office:value="27.2" calcext:value-type="float">
            <text:p>27.2</text:p>
          </table:table-cell>
          <table:table-cell table:style-name="ce1" office:value-type="float" office:value="153.8" calcext:value-type="float">
            <text:p>153.8</text:p>
          </table:table-cell>
          <table:table-cell table:style-name="ce2" table:formula="of:=[.D28]/235" office:value-type="float" office:value="0.985106382978723" calcext:value-type="float">
            <text:p>0.985106382978723</text:p>
          </table:table-cell>
          <table:table-cell/>
          <table:table-cell table:style-name="ce2" table:formula="of:=SQRT(([.D28]-234.7)^2 + ([.E28]-24.7)^2 + ([.F28]-156.5)^2)" office:value-type="float" office:value="4.87647413609463" calcext:value-type="float">
            <text:p>4.87647413609463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232.3" calcext:value-type="float">
            <text:p>232.3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office:value-type="float" office:value="154.4" calcext:value-type="float">
            <text:p>154.4</text:p>
          </table:table-cell>
          <table:table-cell table:style-name="ce2" table:formula="of:=[.D29]/235" office:value-type="float" office:value="0.988510638297872" calcext:value-type="float">
            <text:p>0.988510638297872</text:p>
          </table:table-cell>
          <table:table-cell/>
          <table:table-cell table:style-name="ce2" table:formula="of:=SQRT(([.D29]-234.7)^2 + ([.E29]-24.7)^2 + ([.F29]-156.5)^2)" office:value-type="float" office:value="3.61386219991851" calcext:value-type="float">
            <text:p>3.6138621999185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232.8" calcext:value-type="float">
            <text:p>232.8</text:p>
          </table:table-cell>
          <table:table-cell table:style-name="ce1" office:value-type="float" office:value="25.9" calcext:value-type="float">
            <text:p>25.9</text:p>
          </table:table-cell>
          <table:table-cell table:style-name="ce1" office:value-type="float" office:value="155" calcext:value-type="float">
            <text:p>155</text:p>
          </table:table-cell>
          <table:table-cell table:style-name="ce2" table:formula="of:=[.D30]/235" office:value-type="float" office:value="0.99063829787234" calcext:value-type="float">
            <text:p>0.99063829787234</text:p>
          </table:table-cell>
          <table:table-cell/>
          <table:table-cell table:style-name="ce2" table:formula="of:=SQRT(([.D30]-234.7)^2 + ([.E30]-24.7)^2 + ([.F30]-156.5)^2)" office:value-type="float" office:value="2.70185121722124" calcext:value-type="float">
            <text:p>2.70185121722124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233.3" calcext:value-type="float">
            <text:p>233.3</text:p>
          </table:table-cell>
          <table:table-cell table:style-name="ce1" office:value-type="float" office:value="25.5" calcext:value-type="float">
            <text:p>25.5</text:p>
          </table:table-cell>
          <table:table-cell table:style-name="ce1" office:value-type="float" office:value="155.5" calcext:value-type="float">
            <text:p>155.5</text:p>
          </table:table-cell>
          <table:table-cell table:style-name="ce2" table:formula="of:=[.D31]/235" office:value-type="float" office:value="0.992765957446808" calcext:value-type="float">
            <text:p>0.992765957446808</text:p>
          </table:table-cell>
          <table:table-cell/>
          <table:table-cell table:style-name="ce2" table:formula="of:=SQRT(([.D31]-234.7)^2 + ([.E31]-24.7)^2 + ([.F31]-156.5)^2)" office:value-type="float" office:value="1.89736659610101" calcext:value-type="float">
            <text:p>1.8973665961010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833" calcext:value-type="float">
            <text:p>0.833</text:p>
          </table:table-cell>
          <table:table-cell table:style-name="ce1" office:value-type="float" office:value="233.7" calcext:value-type="float">
            <text:p>233.7</text:p>
          </table:table-cell>
          <table:table-cell table:style-name="ce1" office:value-type="float" office:value="25.2" calcext:value-type="float">
            <text:p>25.2</text:p>
          </table:table-cell>
          <table:table-cell table:style-name="ce1" office:value-type="float" office:value="156" calcext:value-type="float">
            <text:p>156</text:p>
          </table:table-cell>
          <table:table-cell table:style-name="ce2" table:formula="of:=[.D32]/235" office:value-type="float" office:value="0.994468085106383" calcext:value-type="float">
            <text:p>0.994468085106383</text:p>
          </table:table-cell>
          <table:table-cell/>
          <table:table-cell table:style-name="ce2" table:formula="of:=SQRT(([.D32]-234.7)^2 + ([.E32]-24.7)^2 + ([.F32]-156.5)^2)" office:value-type="float" office:value="1.22474487139159" calcext:value-type="float">
            <text:p>1.22474487139159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5.9" calcext:value-type="float">
            <text:p>155.9</text:p>
          </table:table-cell>
          <table:table-cell table:style-name="ce2" table:formula="of:=[.D33]/235" office:value-type="float" office:value="0.995744680851064" calcext:value-type="float">
            <text:p>0.995744680851064</text:p>
          </table:table-cell>
          <table:table-cell/>
          <table:table-cell table:style-name="ce2" table:formula="of:=SQRT(([.D33]-234.7)^2 + ([.E33]-24.7)^2 + ([.F33]-156.5)^2)" office:value-type="float" office:value="0.969535971483254" calcext:value-type="float">
            <text:p>0.969535971483254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234.3" calcext:value-type="float">
            <text:p>234.3</text:p>
          </table:table-cell>
          <table:table-cell table:style-name="ce1" office:value-type="float" office:value="24.8" calcext:value-type="float">
            <text:p>24.8</text:p>
          </table:table-cell>
          <table:table-cell table:style-name="ce1" office:value-type="float" office:value="156" calcext:value-type="float">
            <text:p>156</text:p>
          </table:table-cell>
          <table:table-cell table:style-name="ce2" table:formula="of:=[.D34]/235" office:value-type="float" office:value="0.997021276595745" calcext:value-type="float">
            <text:p>0.997021276595745</text:p>
          </table:table-cell>
          <table:table-cell/>
          <table:table-cell table:style-name="ce2" table:formula="of:=SQRT(([.D34]-234.7)^2 + ([.E34]-24.7)^2 + ([.F34]-156.5)^2)" office:value-type="float" office:value="0.648074069840772" calcext:value-type="float">
            <text:p>0.648074069840772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933" calcext:value-type="float">
            <text:p>0.933</text:p>
          </table:table-cell>
          <table:table-cell table:style-name="ce1" office:value-type="float" office:value="234.4" calcext:value-type="float">
            <text:p>234.4</text:p>
          </table:table-cell>
          <table:table-cell table:style-name="ce1" office:value-type="float" office:value="24.7" calcext:value-type="float">
            <text:p>24.7</text:p>
          </table:table-cell>
          <table:table-cell table:style-name="ce1" office:value-type="float" office:value="156.1" calcext:value-type="float">
            <text:p>156.1</text:p>
          </table:table-cell>
          <table:table-cell table:style-name="ce2" table:formula="of:=[.D35]/235" office:value-type="float" office:value="0.997446808510638" calcext:value-type="float">
            <text:p>0.997446808510638</text:p>
          </table:table-cell>
          <table:table-cell/>
          <table:table-cell table:style-name="ce2" table:formula="of:=SQRT(([.D35]-234.7)^2 + ([.E35]-24.7)^2 + ([.F35]-156.5)^2)" office:value-type="float" office:value="0.499999999999994" calcext:value-type="float">
            <text:p>0.499999999999994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0.966" calcext:value-type="float">
            <text:p>0.966</text:p>
          </table:table-cell>
          <table:table-cell table:style-name="ce1" office:value-type="float" office:value="234.6" calcext:value-type="float">
            <text:p>234.6</text:p>
          </table:table-cell>
          <table:table-cell table:style-name="ce1" office:value-type="float" office:value="24.7" calcext:value-type="float">
            <text:p>24.7</text:p>
          </table:table-cell>
          <table:table-cell table:style-name="ce1" office:value-type="float" office:value="156.3" calcext:value-type="float">
            <text:p>156.3</text:p>
          </table:table-cell>
          <table:table-cell table:style-name="ce2" table:formula="of:=[.D36]/235" office:value-type="float" office:value="0.998297872340426" calcext:value-type="float">
            <text:p>0.998297872340426</text:p>
          </table:table-cell>
          <table:table-cell/>
          <table:table-cell table:style-name="ce2" table:formula="of:=SQRT(([.D36]-234.7)^2 + ([.E36]-24.7)^2 + ([.F36]-156.5)^2)" office:value-type="float" office:value="0.223606797749966" calcext:value-type="float">
            <text:p>0.223606797749966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34.7" calcext:value-type="float">
            <text:p>234.7</text:p>
          </table:table-cell>
          <table:table-cell table:style-name="ce1" office:value-type="float" office:value="24.7" calcext:value-type="float">
            <text:p>24.7</text:p>
          </table:table-cell>
          <table:table-cell table:style-name="ce1" office:value-type="float" office:value="156.5" calcext:value-type="float">
            <text:p>156.5</text:p>
          </table:table-cell>
          <table:table-cell table:style-name="ce2" table:formula="of:=[.D37]/235" office:value-type="float" office:value="0.998723404255319" calcext:value-type="float">
            <text:p>0.998723404255319</text:p>
          </table:table-cell>
          <table:table-cell/>
          <table:table-cell table:style-name="ce2" table:formula="of:=SQRT(([.D37]-234.7)^2 + ([.E37]-24.7)^2 + ([.F37]-156.5)^2)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5" meta:object-count="0"/>
    <meta:generator>LibreOfficeDev/6.0.5.2$Linux_X86_64 LibreOffice_project/</meta:generator>
  </office:meta>
</office:document-meta>
</file>